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">
      <style:table-cell-properties fo:background-color="#ddddd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S</text:p>
          </table:table-cell>
          <table:table-cell table:number-columns-repeated="4"/>
          <table:table-cell table:style-name="ce1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os</text:p>
          </table:table-cell>
          <table:table-cell office:value-type="float" office:value="292" calcext:value-type="float">
            <text:p>292</text:p>
          </table:table-cell>
          <table:table-cell table:style-name="ce4" table:formula="of:=341" office:value-type="float" office:value="341" calcext:value-type="float">
            <text:p>341</text:p>
          </table:table-cell>
          <table:table-cell table:number-columns-repeated="3"/>
          <table:table-cell office:value-type="float" office:value="429.5" calcext:value-type="float">
            <text:p>429.5</text:p>
          </table:table-cell>
          <table:table-cell office:value-type="float" office:value="497.9" calcext:value-type="float">
            <text:p>497.9</text:p>
          </table:table-cell>
          <table:table-cell table:number-columns-repeated="3"/>
          <table:table-cell office:value-type="float" office:value="653.1" calcext:value-type="float">
            <text:p>653.1</text:p>
          </table:table-cell>
          <table:table-cell office:value-type="float" office:value="730.3" calcext:value-type="float">
            <text:p>7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</text:p>
          </table:table-cell>
          <table:table-cell office:value-type="float" office:value="0.4717" calcext:value-type="float">
            <text:p>0.4717</text:p>
          </table:table-cell>
          <table:table-cell table:style-name="ce4" office:value-type="float" office:value="0.1489" calcext:value-type="float">
            <text:p>0.1489</text:p>
          </table:table-cell>
          <table:table-cell table:number-columns-repeated="3"/>
          <table:table-cell office:value-type="float" office:value="0.3567" calcext:value-type="float">
            <text:p>0.3567</text:p>
          </table:table-cell>
          <table:table-cell office:value-type="float" office:value="0.5322" calcext:value-type="float">
            <text:p>0.5322</text:p>
          </table:table-cell>
          <table:table-cell table:number-columns-repeated="3"/>
          <table:table-cell office:value-type="float" office:value="0.002327" calcext:value-type="float">
            <text:p>0.002327</text:p>
          </table:table-cell>
          <table:table-cell office:value-type="float" office:value="0.01028" calcext:value-type="float">
            <text:p>0.0102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38.7814388593" calcext:value-type="float">
            <text:p>38.7814388593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8989794856" calcext:value-type="float">
            <text:p>4.8989794856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39.8873413504" calcext:value-type="float">
            <text:p>39.8873413504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.7958315233" calcext:value-type="float">
            <text:p>4.7958315233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1.7898261226" calcext:value-type="float">
            <text:p>11.7898261226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39.3446311458" calcext:value-type="float">
            <text:p>39.3446311458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0990195136" calcext:value-type="float">
            <text:p>5.0990195136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37.7491721764" calcext:value-type="float">
            <text:p>37.7491721764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.1961524227" calcext:value-type="float">
            <text:p>5.1961524227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5.4272486205" calcext:value-type="float">
            <text:p>15.4272486205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38.8844441904" calcext:value-type="float">
            <text:p>38.8844441904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0990195136" calcext:value-type="float">
            <text:p>5.0990195136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8.3575597507" calcext:value-type="float">
            <text:p>18.3575597507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38.275318418" calcext:value-type="float">
            <text:p>38.27531841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9160797831" calcext:value-type="float">
            <text:p>5.9160797831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9.3132079158" calcext:value-type="float">
            <text:p>19.3132079158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.5574385243" calcext:value-type="float">
            <text:p>6.5574385243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3.7276210354" calcext:value-type="float">
            <text:p>23.727621035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8.2230297072" calcext:value-type="float">
            <text:p>38.2230297072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.4031242374" calcext:value-type="float">
            <text:p>6.4031242374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27.9642629082" calcext:value-type="float">
            <text:p>27.964262908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39.3954312072" calcext:value-type="float">
            <text:p>39.3954312072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.3484692283" calcext:value-type="float">
            <text:p>7.3484692283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31.2729915422" calcext:value-type="float">
            <text:p>31.2729915422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.1853527719" calcext:value-type="float">
            <text:p>8.1853527719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34.8281495345" calcext:value-type="float">
            <text:p>34.8281495345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37.8813938498" calcext:value-type="float">
            <text:p>37.8813938498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.2195444573" calcext:value-type="float">
            <text:p>9.2195444573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office:value-type="float" office:value="39.5600808897" calcext:value-type="float">
            <text:p>39.5600808897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38.8973006776" calcext:value-type="float">
            <text:p>38.897300677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office:value-type="float" office:value="45.1663591625" calcext:value-type="float">
            <text:p>45.1663591625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office:value-type="float" office:value="46.3141447076" calcext:value-type="float">
            <text:p>46.3141447076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.246950766" calcext:value-type="float">
            <text:p>10.24695076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50.2792203599" calcext:value-type="float">
            <text:p>50.2792203599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.1980390272" calcext:value-type="float">
            <text:p>10.1980390272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 office:value-type="float" office:value="52.4690384894" calcext:value-type="float">
            <text:p>52.4690384894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39.4461658466" calcext:value-type="float">
            <text:p>39.4461658466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 office:value-type="float" office:value="54.6717477313" calcext:value-type="float">
            <text:p>54.6717477313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38.9871773792" calcext:value-type="float">
            <text:p>38.9871773792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  <table:table-cell office:value-type="float" office:value="54.5985347789" calcext:value-type="float">
            <text:p>54.5985347789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.1803398875" calcext:value-type="float">
            <text:p>11.180339887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  <table:table-cell office:value-type="float" office:value="56.9561234636" calcext:value-type="float">
            <text:p>56.9561234636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38.6393581727" calcext:value-type="float">
            <text:p>38.6393581727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office:value-type="float" office:value="57.1576766498" calcext:value-type="float">
            <text:p>57.1576766498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38.1444622455" calcext:value-type="float">
            <text:p>38.1444622455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8.3095189485" calcext:value-type="float">
            <text:p>58.3095189485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38.3144881213" calcext:value-type="float">
            <text:p>38.3144881213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office:value-type="float" office:value="58.1463670404" calcext:value-type="float">
            <text:p>58.1463670404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38.5875627631" calcext:value-type="float">
            <text:p>38.587562763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58.3609458457" calcext:value-type="float">
            <text:p>58.3609458457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38.8715834512" calcext:value-type="float">
            <text:p>38.8715834512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</text:p>
          </table:table-cell>
          <table:table-cell office:value-type="float" office:value="58.2494635168" calcext:value-type="float">
            <text:p>58.2494635168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38.8072158239" calcext:value-type="float">
            <text:p>38.8072158239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1.4891252931" calcext:value-type="float">
            <text:p>11.4891252931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float" office:value="57.8186821019" calcext:value-type="float">
            <text:p>57.8186821019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38.1313519299" calcext:value-type="float">
            <text:p>38.1313519299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.313708499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  <table:table-cell office:value-type="float" office:value="57.6714834212" calcext:value-type="float">
            <text:p>57.6714834212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.9544511501" calcext:value-type="float">
            <text:p>10.954451150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office:value-type="float" office:value="57.636793804" calcext:value-type="float">
            <text:p>57.636793804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.2249721603" calcext:value-type="float">
            <text:p>11.2249721603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 office:value-type="float" office:value="57.7581163128" calcext:value-type="float">
            <text:p>57.7581163128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38.1182371051" calcext:value-type="float">
            <text:p>38.1182371051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3468" calcext:value-type="float">
            <text:p>3468</text:p>
          </table:table-cell>
          <table:table-cell office:value-type="float" office:value="0" calcext:value-type="float">
            <text:p>0</text:p>
          </table:table-cell>
          <table:table-cell office:value-type="float" office:value="58.8897274573" calcext:value-type="float">
            <text:p>58.8897274573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38.4447655735" calcext:value-type="float">
            <text:p>38.444765573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.0415945788" calcext:value-type="float">
            <text:p>12.041594578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37.8681924575" calcext:value-type="float">
            <text:p>37.8681924575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.3578166916" calcext:value-type="float">
            <text:p>11.3578166916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58.0258563056" calcext:value-type="float">
            <text:p>58.0258563056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38.574603044" calcext:value-type="float">
            <text:p>38.574603044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  <table:table-cell office:value-type="float" office:value="57.861904566" calcext:value-type="float">
            <text:p>57.861904566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2.1655250606" calcext:value-type="float">
            <text:p>12.16552506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office:value-type="float" office:value="57.7927331072" calcext:value-type="float">
            <text:p>57.7927331072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38.4187454246" calcext:value-type="float">
            <text:p>38.4187454246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1.1355287257" calcext:value-type="float">
            <text:p>11.135528725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  <table:table-cell office:value-type="float" office:value="56.9473440996" calcext:value-type="float">
            <text:p>56.9473440996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38.3927076409" calcext:value-type="float">
            <text:p>38.3927076409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.295630141" calcext:value-type="float">
            <text:p>10.295630141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37.1752605909" calcext:value-type="float">
            <text:p>37.1752605909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  <table:table-cell office:value-type="float" office:value="56.5773806393" calcext:value-type="float">
            <text:p>56.5773806393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38.4057287393" calcext:value-type="float">
            <text:p>38.4057287393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  <table:table-cell office:value-type="float" office:value="56.8154908454" calcext:value-type="float">
            <text:p>56.8154908454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  <table:table-cell office:value-type="float" office:value="57.8100337312" calcext:value-type="float">
            <text:p>57.8100337312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  <table:table-cell office:value-type="float" office:value="56.8682688325" calcext:value-type="float">
            <text:p>56.8682688325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37.148351242" calcext:value-type="float">
            <text:p>37.148351242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office:value-type="float" office:value="38.170669368" calcext:value-type="float">
            <text:p>38.170669368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.5356537529" calcext:value-type="float">
            <text:p>10.5356537529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office:value-type="float" office:value="56.709787515" calcext:value-type="float">
            <text:p>56.709787515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37.1887079636" calcext:value-type="float">
            <text:p>37.188707963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56.9824534396" calcext:value-type="float">
            <text:p>56.9824534396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37.483329628" calcext:value-type="float">
            <text:p>37.483329628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56.6921511322" calcext:value-type="float">
            <text:p>56.6921511322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37.2021504755" calcext:value-type="float">
            <text:p>37.2021504755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  <table:table-cell office:value-type="float" office:value="56.9122131005" calcext:value-type="float">
            <text:p>56.9122131005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37.094473982" calcext:value-type="float">
            <text:p>37.094473982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office:value-type="float" office:value="56.5243310443" calcext:value-type="float">
            <text:p>56.5243310443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.6953597148" calcext:value-type="float">
            <text:p>9.6953597148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  <table:table-cell office:value-type="float" office:value="56.1871871515" calcext:value-type="float">
            <text:p>56.1871871515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6.0138862107" calcext:value-type="float">
            <text:p>36.0138862107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float" office:value="55.4707129934" calcext:value-type="float">
            <text:p>55.4707129934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36.2629287289" calcext:value-type="float">
            <text:p>36.2629287289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office:value-type="float" office:value="56.2138772902" calcext:value-type="float">
            <text:p>56.2138772902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35.9304884464" calcext:value-type="float">
            <text:p>35.9304884464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.9498743711" calcext:value-type="float">
            <text:p>9.9498743711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  <table:table-cell office:value-type="float" office:value="55.5337735077" calcext:value-type="float">
            <text:p>55.5337735077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35.3270434653" calcext:value-type="float">
            <text:p>35.3270434653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56.1070405564" calcext:value-type="float">
            <text:p>56.1070405564</text:p>
          </table:table-cell>
        </table:table-row>
        <table:table-row table:style-name="ro1">
          <table:table-cell/>
          <table:table-cell table:style-name="ce2" office:value-type="string" calcext:value-type="string">
            <text:p>Altura e erro</text:p>
          </table:table-cell>
          <table:table-cell table:formula="of:=AVERAGE([.C7:.C56])" office:value-type="float" office:value="1447.6" calcext:value-type="float">
            <text:p>1447.6</text:p>
          </table:table-cell>
          <table:table-cell/>
          <table:table-cell table:formula="of:=AVERAGE([.E7:.E56])" office:value-type="float" office:value="38.035957387162" calcext:value-type="float">
            <text:p>38.035957387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.6301458127" calcext:value-type="float">
            <text:p>10.6301458127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56.0802995712" calcext:value-type="float">
            <text:p>56.0802995712</text:p>
          </table:table-cell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55.1361950084" calcext:value-type="float">
            <text:p>55.1361950084</text:p>
          </table:table-cell>
        </table:table-row>
        <table:table-row table:style-name="ro1">
          <table:table-cell table:number-columns-repeated="6"/>
          <table:table-cell office:value-type="float" office:value="481" calcext:value-type="float">
            <text:p>48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56.1248608016" calcext:value-type="float">
            <text:p>56.1248608016</text:p>
          </table:table-cell>
        </table:table-row>
        <table:table-row table:style-name="ro1">
          <table:table-cell table:number-columns-repeated="6"/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  <table:table-cell office:value-type="float" office:value="54.881690936" calcext:value-type="float">
            <text:p>54.881690936</text:p>
          </table:table-cell>
        </table:table-row>
        <table:table-row table:style-name="ro1">
          <table:table-cell table:number-columns-repeated="6"/>
          <table:table-cell office:value-type="float" office:value="483" calcext:value-type="float">
            <text:p>4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.643650761" calcext:value-type="float">
            <text:p>9.643650761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  <table:table-cell office:value-type="float" office:value="55.0181788139" calcext:value-type="float">
            <text:p>55.0181788139</text:p>
          </table:table-cell>
        </table:table-row>
        <table:table-row table:style-name="ro1">
          <table:table-cell/>
          <table:table-cell office:value-type="string" calcext:value-type="string">
            <text:p>Para o F é necessário estimar também a área do </text:p>
          </table:table-cell>
          <table:table-cell table:number-columns-repeated="4"/>
          <table:table-cell office:value-type="float" office:value="484" calcext:value-type="float">
            <text:p>4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  <table:table-cell office:value-type="float" office:value="55.9821400091" calcext:value-type="float">
            <text:p>55.9821400091</text:p>
          </table:table-cell>
        </table:table-row>
        <table:table-row table:style-name="ro1">
          <table:table-cell/>
          <table:table-cell office:value-type="string" calcext:value-type="string">
            <text:p>background. Para isso fiz um fit que dá a seguinte </text:p>
          </table:table-cell>
          <table:table-cell table:number-columns-repeated="4"/>
          <table:table-cell office:value-type="float" office:value="485" calcext:value-type="float">
            <text:p>4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/>
          <table:table-cell office:value-type="string" calcext:value-type="string">
            <text:p>função:</text:p>
          </table:table-cell>
          <table:table-cell table:number-columns-repeated="4"/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office:value-type="float" office:value="56.3648826842" calcext:value-type="float">
            <text:p>56.3648826842</text:p>
          </table:table-cell>
        </table:table-row>
        <table:table-row table:style-name="ro1">
          <table:table-cell/>
          <table:table-cell office:value-type="string" calcext:value-type="string">
            <text:p>H = a*canal + b</text:p>
          </table:table-cell>
          <table:table-cell table:number-columns-repeated="4"/>
          <table:table-cell office:value-type="float" office:value="487" calcext:value-type="float">
            <text:p>4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float" office:value="55.19963768" calcext:value-type="float">
            <text:p>55.19963768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1.649" calcext:value-type="float">
            <text:p>-1.649</text:p>
          </table:table-cell>
          <table:table-cell office:value-type="float" office:value="0.01148" calcext:value-type="float">
            <text:p>0.01148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 office:value-type="float" office:value="55.3263047745" calcext:value-type="float">
            <text:p>55.326304774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828" calcext:value-type="float">
            <text:p>1828</text:p>
          </table:table-cell>
          <table:table-cell office:value-type="float" office:value="3.736" calcext:value-type="float">
            <text:p>3.736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.2736184955" calcext:value-type="float">
            <text:p>9.2736184955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office:value-type="float" office:value="55.9195851201" calcext:value-type="float">
            <text:p>55.9195851201</text:p>
          </table:table-cell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  <table:table-cell office:value-type="float" office:value="55.054518434" calcext:value-type="float">
            <text:p>55.054518434</text:p>
          </table:table-cell>
        </table:table-row>
        <table:table-row table:style-name="ro1">
          <table:table-cell/>
          <table:table-cell office:value-type="string" calcext:value-type="string">
            <text:p>Altura left</text:p>
          </table:table-cell>
          <table:table-cell table:formula="of:=[.C66]*[.B4]+[.C67]" office:value-type="float" office:value="1346.492" calcext:value-type="float">
            <text:p>1346.492</text:p>
          </table:table-cell>
          <table:table-cell table:formula="of:=SQRT((ABS([.C66])*[.B5])^2+([.D66]*[.B4])^2+[.D67]^2)" office:value-type="float" office:value="5.07934024339667" calcext:value-type="float">
            <text:p>5.0793402434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/>
          <table:table-cell office:value-type="string" calcext:value-type="string">
            <text:p>Altura right</text:p>
          </table:table-cell>
          <table:table-cell table:formula="of:=[.C66]*[.C4]+[.C67]" office:value-type="float" office:value="1265.691" calcext:value-type="float">
            <text:p>1265.691</text:p>
          </table:table-cell>
          <table:table-cell table:formula="of:=SQRT((ABS([.C66])*[.C5])^2+([.C4]*[.D66])^2+[.D67]^2)" office:value-type="float" office:value="5.4168905729028" calcext:value-type="float">
            <text:p>5.4168905729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.1488915651" calcext:value-type="float">
            <text:p>10.1488915651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  <table:table-cell office:value-type="float" office:value="54.8361194834" calcext:value-type="float">
            <text:p>54.8361194834</text:p>
          </table:table-cell>
        </table:table-row>
        <table:table-row table:style-name="ro1">
          <table:table-cell/>
          <table:table-cell office:value-type="string" calcext:value-type="string">
            <text:p>Área bg</text:p>
          </table:table-cell>
          <table:table-cell table:formula="of:=([.C69]+[.C70])/2*([.C4]-[.B4])" office:value-type="float" office:value="63998.4835" calcext:value-type="float">
            <text:p>63998.4835</text:p>
          </table:table-cell>
          <table:table-cell table:formula="of:=SQRT((([.D69]+[.D70])/2*([.C4]-[.B4]))^2+(([.B5]+[.C5])*([.C70]+[.C69])/2)^2)" office:value-type="float" office:value="850.375327190291" calcext:value-type="float">
            <text:p>850.3753271903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.5440037453" calcext:value-type="float">
            <text:p>8.5440037453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55.3714727996" calcext:value-type="float">
            <text:p>55.3714727996</text:p>
          </table:table-cell>
        </table:table-row>
        <table:table-row table:style-name="ro1">
          <table:table-cell table:number-columns-repeated="6"/>
          <table:table-cell office:value-type="float" office:value="494" calcext:value-type="float">
            <text:p>49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office:value-type="float" office:value="54.9545266561" calcext:value-type="float">
            <text:p>54.9545266561</text:p>
          </table:table-cell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.7459666924" calcext:value-type="float">
            <text:p>7.7459666924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  <table:table-cell office:value-type="float" office:value="54.0462764675" calcext:value-type="float">
            <text:p>54.0462764675</text:p>
          </table:table-cell>
        </table:table-row>
        <table:table-row table:style-name="ro1">
          <table:table-cell/>
          <table:table-cell table:style-name="ce3" office:value-type="string" calcext:value-type="string">
            <text:p>Elemento</text:p>
          </table:table-cell>
          <table:table-cell table:style-name="ce3" office:value-type="string" calcext:value-type="string">
            <text:p>Área</text:p>
          </table:table-cell>
          <table:table-cell table:style-name="ce3" office:value-type="string" calcext:value-type="string">
            <text:p>Erro</text:p>
          </table:table-cell>
          <table:table-cell table:style-name="ce3" office:value-type="string" calcext:value-type="string">
            <text:p>Rácios</text:p>
          </table:table-cell>
          <table:table-cell table:style-name="ce3" office:value-type="string" calcext:value-type="string">
            <text:p>Erro</text:p>
          </table:table-cell>
          <table:table-cell office:value-type="float" office:value="496" calcext:value-type="float">
            <text:p>4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6332495807" calcext:value-type="float">
            <text:p>6.633249580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  <table:table-cell office:value-type="float" office:value="53.2071423777" calcext:value-type="float">
            <text:p>53.2071423777</text:p>
          </table:table-cell>
        </table:table-row>
        <table:table-row table:style-name="ro1">
          <table:table-cell office:value-type="string" calcext:value-type="string">
            <text:p>F/S</text:p>
          </table:table-cell>
          <table:table-cell table:style-name="ce3" office:value-type="string" calcext:value-type="string">
            <text:p>F</text:p>
          </table:table-cell>
          <table:table-cell table:style-name="ce5" table:formula="of:=[.C57]*([.C4]-[.B4])-[.C71]" office:value-type="float" office:value="6933.91649999999" calcext:value-type="float">
            <text:p>6934</text:p>
          </table:table-cell>
          <table:table-cell table:style-name="ce5" table:formula="of:=SQRT(([.E57]*([.C4]-[.B4]))^2+(([.C5]+[.B5])*[.C57])^2+[.D71]^2)" office:value-type="float" office:value="2236.92518699072" calcext:value-type="float">
            <text:p>2237</text:p>
          </table:table-cell>
          <table:table-cell table:style-name="ce6" table:formula="of:=[.C77]/[.C76]" office:value-type="float" office:value="29.9309416535294" calcext:value-type="float">
            <text:p>29.9309416535</text:p>
          </table:table-cell>
          <table:table-cell table:style-name="ce6" table:formula="of:=[.D77]/[.C76] + [.C77]/[.C76]^2*[.D76]" office:value-type="float" office:value="3.58297870624499" calcext:value-type="float">
            <text:p>3.5829787062</text:p>
          </table:table-cell>
          <table:table-cell office:value-type="float" office:value="497" calcext:value-type="float">
            <text:p>49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0827625303" calcext:value-type="float">
            <text:p>6.0827625303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  <table:table-cell office:value-type="float" office:value="52.2876658496" calcext:value-type="float">
            <text:p>52.2876658496</text:p>
          </table:table-cell>
        </table:table-row>
        <table:table-row table:style-name="ro1">
          <table:table-cell office:value-type="string" calcext:value-type="string">
            <text:p>In/S</text:p>
          </table:table-cell>
          <table:table-cell table:style-name="ce3" office:value-type="string" calcext:value-type="string">
            <text:p>S</text:p>
          </table:table-cell>
          <table:table-cell table:style-name="ce5" table:formula="of:=[.H76]*([.H4]-[.G4])" office:value-type="float" office:value="6602.08695652174" calcext:value-type="float">
            <text:p>6602</text:p>
          </table:table-cell>
          <table:table-cell table:style-name="ce5" table:formula="of:=SQRT(([.H76]*([.G5]+[.H5]))^2+(([.H4]-[.G4])*[.J76])^2)" office:value-type="float" office:value="664.716307231149" calcext:value-type="float">
            <text:p>665</text:p>
          </table:table-cell>
          <table:table-cell table:style-name="ce6" table:formula="of:=[.C75]/[.C76]" office:value-type="float" office:value="1.05026131065276" calcext:value-type="float">
            <text:p>1.0502613107</text:p>
          </table:table-cell>
          <table:table-cell table:style-name="ce6" table:formula="of:=([.D75]/[.C76])+([.C75]*[.D76]/[.C76]^2)" office:value-type="float" office:value="0.444564124399518" calcext:value-type="float">
            <text:p>0.4445641244</text:p>
          </table:table-cell>
          <table:table-cell table:style-name="ce2" office:value-type="string" calcext:value-type="string">
            <text:p>Altura e erro</text:p>
          </table:table-cell>
          <table:table-cell table:formula="of:=AVERAGE([.H7:.H75])" office:value-type="float" office:value="96.5217391304348" calcext:value-type="float">
            <text:p>96.5217391304</text:p>
          </table:table-cell>
          <table:table-cell/>
          <table:table-cell table:formula="of:=AVERAGE([.J7:.J75])" office:value-type="float" office:value="9.63678151994783" calcext:value-type="float">
            <text:p>9.6367815199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50.8822169328" calcext:value-type="float">
            <text:p>50.8822169328</text:p>
          </table:table-cell>
        </table:table-row>
        <table:table-row table:style-name="ro1">
          <table:table-cell/>
          <table:table-cell table:style-name="ce3" office:value-type="string" calcext:value-type="string">
            <text:p>In</text:p>
          </table:table-cell>
          <table:table-cell table:style-name="ce5" table:formula="of:=[.M85]*(730-653)" office:value-type="float" office:value="197606.679487179" calcext:value-type="float">
            <text:p>197607</text:p>
          </table:table-cell>
          <table:table-cell table:style-name="ce5" table:formula="of:=SQRT(([.M85]*([.L5]+[.M5]))^2+(([.M4]-[.L4])*[.O85])^2)" office:value-type="float" office:value="3759.55197411016" calcext:value-type="float">
            <text:p>3760</text:p>
          </table:table-cell>
          <table:table-cell table:style-name="ce6" table:number-columns-repeated="2"/>
          <table:table-cell table:number-columns-repeated="5"/>
          <table:table-cell office:value-type="float" office:value="723" calcext:value-type="float">
            <text:p>723</text:p>
          </table:table-cell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  <table:table-cell office:value-type="float" office:value="49.4570520755" calcext:value-type="float">
            <text:p>49.4570520755</text:p>
          </table:table-cell>
        </table:table-row>
        <table:table-row table:style-name="ro1">
          <table:table-cell table:number-columns-repeated="11"/>
          <table:table-cell office:value-type="float" office:value="724" calcext:value-type="float">
            <text:p>724</text:p>
          </table:table-cell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  <table:table-cell office:value-type="float" office:value="45.6289381862" calcext:value-type="float">
            <text:p>45.6289381862</text:p>
          </table:table-cell>
        </table:table-row>
        <table:table-row table:style-name="ro1">
          <table:table-cell table:number-columns-repeated="11"/>
          <table:table-cell office:value-type="float" office:value="725" calcext:value-type="float">
            <text:p>725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41.5331193146" calcext:value-type="float">
            <text:p>41.5331193146</text:p>
          </table:table-cell>
        </table:table-row>
        <table:table-row table:style-name="ro1">
          <table:table-cell table:number-columns-repeated="11"/>
          <table:table-cell office:value-type="float" office:value="726" calcext:value-type="float">
            <text:p>726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37.0675059857" calcext:value-type="float">
            <text:p>37.0675059857</text:p>
          </table:table-cell>
        </table:table-row>
        <table:table-row table:style-name="ro1">
          <table:table-cell table:number-columns-repeated="11"/>
          <table:table-cell office:value-type="float" office:value="727" calcext:value-type="float">
            <text:p>727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30.8706980809" calcext:value-type="float">
            <text:p>30.8706980809</text:p>
          </table:table-cell>
        </table:table-row>
        <table:table-row table:style-name="ro1">
          <table:table-cell table:number-columns-repeated="11"/>
          <table:table-cell office:value-type="float" office:value="728" calcext:value-type="float">
            <text:p>728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3.1300670124" calcext:value-type="float">
            <text:p>23.1300670124</text:p>
          </table:table-cell>
        </table:table-row>
        <table:table-row table:style-name="ro1">
          <table:table-cell table:number-columns-repeated="11"/>
          <table:table-cell office:value-type="float" office:value="729" calcext:value-type="float">
            <text:p>72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8.9208879284" calcext:value-type="float">
            <text:p>18.9208879284</text:p>
          </table:table-cell>
        </table:table-row>
        <table:table-row table:style-name="ro1">
          <table:table-cell table:number-columns-repeated="11"/>
          <table:table-cell office:value-type="float" office:value="730" calcext:value-type="float">
            <text:p>73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4.6628782986" calcext:value-type="float">
            <text:p>14.6628782986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Altura e erro</text:p>
          </table:table-cell>
          <table:table-cell table:formula="of:=AVERAGE([.M7:.M84])" office:value-type="float" office:value="2566.32051282051" calcext:value-type="float">
            <text:p>2566.3205128205</text:p>
          </table:table-cell>
          <table:table-cell/>
          <table:table-cell table:formula="of:=AVERAGE([.O7:.O84])" office:value-type="float" office:value="48.6970564601051" calcext:value-type="float">
            <text:p>48.697056460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1"/>
          <table:table-cell table:style-name="ce2" office:value-type="string" calcext:value-type="string">
            <text:p>Altura da parte central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AVERAGE([.M24:.M74])" office:value-type="float" office:value="3201.21568627451" calcext:value-type="float">
            <text:p>3201.215686274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office:value-type="string" calcext:value-type="string">
            <text:p>Meia altura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9]/2" office:value-type="float" office:value="1600.60784313725" calcext:value-type="float">
            <text:p>1600.6078431373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carga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igma MERDA</text:p>
          </table:table-cell>
          <table:table-cell table:style-name="ce2" office:value-type="string" calcext:value-type="string">
            <text:p>f(M2)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Racios</text:p>
          </table:table-cell>
          <table:table-cell table:style-name="ce2" office:value-type="string" calcext:value-type="string">
            <text:p>erros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8.94" calcext:value-type="float">
            <text:p>18.94</text:p>
          </table:table-cell>
          <table:table-cell table:style-name="ce9" office:value-type="float" office:value="0.0881714" calcext:value-type="float">
            <text:p>0.09</text:p>
          </table:table-cell>
          <table:table-cell table:style-name="ce4" office:value-type="float" office:value="2.00221" calcext:value-type="float">
            <text:p>2.00221</text:p>
          </table:table-cell>
          <table:table-cell table:formula="of:=([.D3]*[.E3]*[.B3]^2/[.I3]/4)^2*( (1-([.F3]/[.G3]*SIN([.C3]))^2  )^0.5   + COS([.C3]) )^2*4/SIN([.C3])^4/(1-([.F3]/[.G3]*SIN([.C3]))^2 )^0.5" office:value-type="float" office:value="4.78640393325727" calcext:value-type="float">
            <text:p>4.7864039333</text:p>
          </table:table-cell>
          <table:table-cell table:formula="of:=1-([.F3]/[.G3]*SIN([.C3]))^2" office:value-type="float" office:value="0.997012343496001" calcext:value-type="float">
            <text:p>0.9970123435</text:p>
          </table:table-cell>
          <table:table-cell table:formula="of:=[.E3]^2*(2*([.K3]^0.5+COS([.C3]))*[.F3]^2*SIN([.C3])^2/[.G3]^3*[.K3]^(-0.5) - [.K3]^(-0.5)*[.F3]^2*SIN([.C3])^2/[.G3]^3*([.K3]^0.5 + COS([.C3]))^2  )/[.K3]*[.H3]" office:value-type="float" office:value="0.0000725316963310992" calcext:value-type="float">
            <text:p>7.25316963310992E-005</text:p>
          </table:table-cell>
          <table:table-cell table:formula="of:=[.J5]/[.J4]" office:value-type="float" office:value="9.64471466662975" calcext:value-type="float">
            <text:p>9.6447146666</text:p>
          </table:table-cell>
          <table:table-cell table:formula="of:=[.L5]/[.K4]+[.K5]*[.L4]/[.K4]^2" office:value-type="float" office:value="0.000307073496062177" calcext:value-type="float">
            <text:p>0.0003070735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2.13" calcext:value-type="float">
            <text:p>32.13</text:p>
          </table:table-cell>
          <table:table-cell table:style-name="ce9" office:value-type="float" office:value="0.175714" calcext:value-type="float">
            <text:p>0.18</text:p>
          </table:table-cell>
          <table:table-cell table:style-name="ce4" office:value-type="float" office:value="2.00221" calcext:value-type="float">
            <text:p>2.00221</text:p>
          </table:table-cell>
          <table:table-cell table:formula="of:=([.D4]*[.E4]*[.B4]^2/[.I4]/4)^2*( (1-([.F4]/[.G4]*SIN([.C4]))^2  )^0.5   + COS([.C4]) )^2*4/SIN([.C4])^4/(1-([.F4]/[.G4]*SIN([.C4]))^2 )^0.5" office:value-type="float" office:value="16.0314630558598" calcext:value-type="float">
            <text:p>16.0314630559</text:p>
          </table:table-cell>
          <table:table-cell table:formula="of:=1-([.F4]/[.G4]*SIN([.C4]))^2" office:value-type="float" office:value="0.998961828355958" calcext:value-type="float">
            <text:p>0.9989618284</text:p>
          </table:table-cell>
          <table:table-cell table:formula="of:=[.E4]^2*(2*([.K4]^0.5+COS([.C4]))*[.F4]^2*SIN([.C4])^2/[.G4]^3*[.K4]^(-0.5) - [.K4]^(-0.5)*[.F4]^2*SIN([.C4])^2/[.G4]^3*([.K4]^0.5 + COS([.C4]))^2  )/[.K4]*[.H4]" office:value-type="float" office:value="0.0000960500740142429" calcext:value-type="float">
            <text:p>9.60500740142429E-005</text:p>
          </table:table-cell>
          <table:table-cell table:formula="of:=[.J3]/[.J4]" office:value-type="float" office:value="0.298563139033511" calcext:value-type="float">
            <text:p>0.298563139</text:p>
          </table:table-cell>
          <table:table-cell table:formula="of:=[.L3]/[.K4]+[.L4]*[.K3]/[.K4]^2" office:value-type="float" office:value="0.000168569331482492" calcext:value-type="float">
            <text:p>0.0001685693</text:p>
          </table:table-cell>
          <table:table-cell office:value-type="string" calcext:value-type="string">
            <text:p>F/S</text:p>
          </table:table-cell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17.37" calcext:value-type="float">
            <text:p>117.37</text:p>
          </table:table-cell>
          <table:table-cell table:style-name="ce9" office:value-type="float" office:value="1.9776" calcext:value-type="float">
            <text:p>1.98</text:p>
          </table:table-cell>
          <table:table-cell table:style-name="ce4" office:value-type="float" office:value="2.00221" calcext:value-type="float">
            <text:p>2.00221</text:p>
          </table:table-cell>
          <table:table-cell table:formula="of:=([.D5]*[.E5]*[.B5]^2/[.I5]/4)^2*( (1-([.F5]/[.G5]*SIN([.C5]))^2  )^0.5   + COS([.C5]) )^2*4/SIN([.C5])^4/(1-([.F5]/[.G5]*SIN([.C5]))^2 )^0.5" office:value-type="float" office:value="154.618886862384" calcext:value-type="float">
            <text:p>154.6188868624</text:p>
          </table:table-cell>
          <table:table-cell table:formula="of:=1-([.F5]/[.G5]*SIN([.C5]))^2" office:value-type="float" office:value="0.999922200571886" calcext:value-type="float">
            <text:p>0.9999222006</text:p>
          </table:table-cell>
          <table:table-cell table:formula="of:=[.E5]^2*(2*([.K5]^0.5+COS([.C5]))*[.F5]^2*SIN([.C5])^2/[.G5]^3*[.K5]^(-0.5) - [.K5]^(-0.5)*[.F5]^2*SIN([.C5])^2/[.G5]^3*([.K5]^0.5 + COS([.C5]))^2  )/[.K5]*[.H5]" office:value-type="float" office:value="0.00021061228736482" calcext:value-type="float">
            <text:p>0.0002106123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3">
          <table:table-cell table:style-name="ce7" office:value-type="string" calcext:value-type="string">
            <text:p>Estequeometria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xtremos admissiveis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/S</text:p>
          </table:table-cell>
          <table:table-cell table:formula="of:=[Sheet1.E75]/[.M3]" office:value-type="float" office:value="3.10335169967122" calcext:value-type="float">
            <text:p>3.1033516997</text:p>
          </table:table-cell>
          <table:table-cell table:formula="of:=[Sheet1.F75]/[.M3]+[.N3]*[Sheet1.E75]/[.M3]^2" office:value-type="float" office:value="0.371595406103733" calcext:value-type="float">
            <text:p>0.3715954061</text:p>
          </table:table-cell>
          <table:table-cell table:formula="of:=[.B12]-[.C12]" office:value-type="float" office:value="2.73175629356749" calcext:value-type="float">
            <text:p>2.7317562936</text:p>
          </table:table-cell>
          <table:table-cell table:formula="of:=[.B12]+[.C12]" office:value-type="float" office:value="3.47494710577495" calcext:value-type="float">
            <text:p>3.4749471058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1S 3In 4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/S</text:p>
          </table:table-cell>
          <table:table-cell table:formula="of:=[Sheet1.E76]/[.M4]" office:value-type="float" office:value="3.51771928059369" calcext:value-type="float">
            <text:p>3.5177192806</text:p>
          </table:table-cell>
          <table:table-cell table:formula="of:=[Sheet1.F76]/[.M4]+[.N4]*[Sheet1.E76]/[.M4]^2" office:value-type="float" office:value="1.49099820368993" calcext:value-type="float">
            <text:p>1.4909982037</text:p>
          </table:table-cell>
          <table:table-cell table:formula="of:=[.B13]-[.C13]" office:value-type="float" office:value="2.02672107690376" calcext:value-type="float">
            <text:p>2.0267210769</text:p>
          </table:table-cell>
          <table:table-cell table:formula="of:=[.B13]+[.C13]" office:value-type="float" office:value="5.00871748428362" calcext:value-type="float">
            <text:p>5.0087174843</text:p>
          </table:table-cell>
          <table:table-cell table:style-name="ce8" office:value-type="string" calcext:value-type="string">
            <text:p>3,4 e 5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19]/[.B18]" office:value-type="float" office:value="3.09090909090909" calcext:value-type="float">
            <text:p>3.09090909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7]/[.B18]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34" calcext:value-type="float">
            <text:p>3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2:01:42.382557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7:42:44.441602838</dc:date>
    <meta:generator>LibreOffice/4.2.8.2$Linux_X86_64 LibreOffice_project/420m0$Build-2</meta:generator>
    <meta:editing-duration>PT12H28M8S</meta:editing-duration>
    <meta:editing-cycles>40</meta:editing-cycles>
    <meta:document-statistic meta:table-count="2" meta:cell-count="945" meta:object-count="0"/>
  </office:meta>
</office:document-meta>
</file>